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729db" officeooo:paragraph-rsid="000729db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044fce" officeooo:paragraph-rsid="00053e9f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text-underline-style="none" fo:font-weight="normal" officeooo:rsid="00053e9f" officeooo:paragraph-rsid="00053e9f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044fce" officeooo:paragraph-rsid="000ac6fa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044fce" officeooo:paragraph-rsid="000ca0cd" style:font-weight-asian="normal" style:font-weight-complex="normal"/>
    </style:style>
    <style:style style:name="T1" style:family="text">
      <style:text-properties officeooo:rsid="00053e9f"/>
    </style:style>
    <style:style style:name="T2" style:family="text">
      <style:text-properties officeooo:rsid="000ac6fa"/>
    </style:style>
    <style:style style:name="T3" style:family="text">
      <style:text-properties officeooo:rsid="000ca0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bjectif</text:p>
      <text:p text:style-name="P2"/>
      <text:p text:style-name="P5">L’objectif ici est d’utiliser la librairie css bootstrap <text:span text:style-name="T2">dans la page web créer précédement.</text:span></text:p>
      <text:p text:style-name="P5"><text:span text:style-name="T2">A</text:span>insi <text:span text:style-name="T2">vous</text:span> profiter<text:span text:style-name="T2">ai</text:span> de ces nombreuses classes d’aides <text:span text:style-name="T2">afin de </text:span>simplifier <text:span text:style-name="T2">votre</text:span> base de code. </text:p>
      <text:p text:style-name="P3"/>
      <text:p text:style-name="P6">La page web devra répondre au<text:span text:style-name="T1">x</text:span> critères suivants :</text:p>
      <text:p text:style-name="P6"><text:tab/>- <text:span text:style-name="T1">Correspondre le plus possible à la maquette</text:span></text:p>
      <text:p text:style-name="P6"><text:tab/>- <text:span text:style-name="T1">Utiliser </text:span><text:span text:style-name="T3">bootstrap</text:span></text:p>
      <text:p text:style-name="P6"><text:tab/>- Être <text:span text:style-name="T1">adapté pour toute taille d’écran</text:span></text:p>
      <text:p text:style-name="P6"><text:tab/>- Être <text:span text:style-name="T1">adapté pour mobile </text:span><text:span text:style-name="T3">avec menu principal déroulant (menu burger)</text:span><text:line-break/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6M53S</meta:editing-duration>
    <meta:editing-cycles>6</meta:editing-cycles>
    <meta:generator>LibreOffice/7.3.0.3$Windows_X86_64 LibreOffice_project/0f246aa12d0eee4a0f7adcefbf7c878fc2238db3</meta:generator>
    <dc:date>2022-02-16T10:14:14.508000000</dc:date>
    <meta:document-statistic meta:table-count="0" meta:image-count="0" meta:object-count="0" meta:page-count="1" meta:paragraph-count="8" meta:word-count="68" meta:character-count="423" meta:non-whitespace-character-count="357"/>
  </office:meta>
</office:document-meta>
</file>